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1" table:style-name="ta1">
        <table:shapes>
          <draw:frame draw:z-index="0" draw:style-name="gr1" draw:text-style-name="P1" svg:width="15.999cm" svg:height="8.999cm" svg:x="2.05cm" svg:y="0.1cm">
            <draw:object draw:notify-on-update-of-ranges="CAIXEIRO1.B1:CAIXEIRO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9.005cm" svg:x="16.38cm" svg:y="0.132cm">
            <draw:object draw:notify-on-update-of-ranges="CAIXEIRO1.C1:CAIXEIRO1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2" calcext:value-type="float">
            <text:p>970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33" calcext:value-type="float">
            <text:p>17633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89" calcext:value-type="float">
            <text:p>12089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34" calcext:value-type="float">
            <text:p>2003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40" calcext:value-type="float">
            <text:p>2184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22" calcext:value-type="float">
            <text:p>17622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72" calcext:value-type="float">
            <text:p>18972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36" calcext:value-type="float">
            <text:p>14136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76" calcext:value-type="float">
            <text:p>1637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28" calcext:value-type="float">
            <text:p>1052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16" calcext:value-type="float">
            <text:p>7616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32" calcext:value-type="float">
            <text:p>6832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76" calcext:value-type="float">
            <text:p>5376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76" calcext:value-type="float">
            <text:p>5376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92" calcext:value-type="float">
            <text:p>4592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55" calcext:value-type="float">
            <text:p>3955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48" calcext:value-type="float">
            <text:p>364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16" calcext:value-type="float">
            <text:p>361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40" calcext:value-type="float">
            <text:p>3040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4" calcext:value-type="float">
            <text:p>1664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7" calcext:value-type="float">
            <text:p>1377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20" calcext:value-type="float">
            <text:p>132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0" calcext:value-type="float">
            <text:p>1320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2" calcext:value-type="float">
            <text:p>792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2" calcext:value-type="float">
            <text:p>592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5" calcext:value-type="float">
            <text:p>555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5" calcext:value-type="float">
            <text:p>5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0" calcext:value-type="float">
            <text:p>370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" calcext:value-type="float">
            <text:p>370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0" calcext:value-type="float">
            <text:p>190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109" calcext:value-type="float">
            <text:p>2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23:53.089107373</dc:date>
    <meta:editing-duration>PT1M50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1 - AVALIAÇÕES</text:p>
        </chart:title>
        <chart:plot-area chart:style-name="ch3" table:cell-range-address="CAIXEIRO1.B1:CAIXEIRO1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1.B1:CAIXEIRO1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02">
                <text:p>9702</text:p>
                <draw:g>
                  <svg:desc>CAIXEIRO1.B1:CAIXEIRO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33">
                <text:p>17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4">
                <text:p>2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22">
                <text:p>17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72">
                <text:p>18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36">
                <text:p>14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76">
                <text:p>1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28">
                <text:p>1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title svg:x="4.779cm" svg:y="0.316cm" chart:style-name="ch2">
          <text:p>CAIXEIRO TESTE 1 - FITNESS</text:p>
        </chart:title>
        <chart:plot-area chart:style-name="ch3" table:cell-range-address="CAIXEIRO1.C1:CAIXEIRO1.C100" svg:x="1.331cm" svg:y="1.275cm" svg:width="14.371cm" svg:height="6.57cm">
          <chart:coordinate-region svg:x="2.323cm" svg:y="1.474cm" svg:width="13.379cm" svg:height="5.579cm"/>
          <chart:axis chart:dimension="x" chart:name="primary-x" chart:style-name="ch4">
            <chart:title svg:x="7.559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CAIXEIRO1.C1:CAIXEIRO1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7">
                <text:p>1637</text:p>
                <draw:g>
                  <svg:desc>CAIXEIRO1.C1:CAIXEIRO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9">
                <text:p>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